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atona de Programação</text:p>
          </draw:text-box>
        </draw:frame>
        <draw:frame presentation:style-name="pr2" draw:layer="layout" svg:width="25.199cm" svg:height="12.179cm" svg:x="2.201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svg:stroke-color="#ffffff" draw:fill="none" draw:fill-color="#ffffff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svg:stroke-color="#ffffff" draw:fill="solid" draw:fill-color="#0066cc" draw:textarea-vertical-align="middle" draw:auto-grow-height="false"/>
    </style:style>
    <style:style style:name="Mpr3" style:family="presentation" style:parent-style-name="Padrão-backgroundobjects">
      <style:graphic-properties draw:stroke="none" svg:stroke-color="#ffffff" draw:fill="solid" draw:fill-color="#0066cc" draw:textarea-vertical-align="middle" draw:auto-grow-height="false"/>
    </style:style>
    <style:style style:name="Mpr4" style:family="presentation" style:parent-style-name="Padrão-backgroundobjects">
      <style:graphic-properties svg:stroke-color="#0066cc" draw:fill="solid" draw:fill-color="#0066cc" draw:textarea-vertical-align="middle" draw:auto-grow-height="false"/>
    </style:style>
    <style:style style:name="Mpr5" style:family="presentation" style:parent-style-name="Padrão-backgroundobjects">
      <style:graphic-properties svg:stroke-color="#ffffff" draw:fill="solid" draw:fill-color="#ffffff" draw:textarea-vertical-align="middle" draw:auto-grow-height="false"/>
    </style:style>
    <style:style style:name="Mpr6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2.201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draw:custom-shape presentation:style-name="Mpr2" draw:text-style-name="MP4" draw:layer="backgroundobjects" svg:width="2.778cm" svg:height="18.2cm" svg:x="-0.578cm" svg:y="3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4" draw:layer="backgroundobjects" svg:width="28.578cm" svg:height="4.343cm" svg:x="-0.578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4" draw:layer="backgroundobjects" svg:width="3.2cm" svg:height="3.8cm" svg:x="1.4cm" svg:y="3.4cm">
        <text:p/>
        <draw:enhanced-geometry svg:viewBox="0 0 21600 21600" draw:mirror-horizontal="false" draw:mirror-vertical="false" draw:type="block-arc" draw:modifiers="180 540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presentation:style-name="Mpr5" draw:text-style-name="MP4" draw:layer="backgroundobjects" svg:width="2.6cm" svg:height="1.057cm" svg:x="3cm" svg:y="4.343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.8cm" svg:height="1.057cm" svg:x="7.963cm" svg:y="7.36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Costa</meta:initial-creator>
    <meta:creation-date>2014-02-05T22:50:36.824247434</meta:creation-date>
    <dc:date>2014-02-05T23:03:07.632692629</dc:date>
    <dc:creator>Ricardo Costa</dc:creator>
    <meta:editing-duration>P0D</meta:editing-duration>
    <meta:editing-cycles>1</meta:editing-cycles>
    <meta:generator>LibreOffice/4.1.3.2$Linux_X86_64 LibreOffice_project/410m0$Build-2</meta:generator>
    <meta:document-statistic meta:object-count="30"/>
  </office:meta>
</office:document-meta>
</file>